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7181in" fo:margin-left="-0.0847in" fo:margin-top="0in" fo:margin-bottom="0in" table:align="left" style:writing-mode="lr-tb"/>
    </style:style>
    <style:style style:name="Table10.A" style:family="table-column">
      <style:table-column-properties style:column-width="1.584in"/>
    </style:style>
    <style:style style:name="Table10.B" style:family="table-column">
      <style:table-column-properties style:column-width="5.134in"/>
    </style:style>
    <style:style style:name="Table10.1" style:family="table-row">
      <style:table-row-properties style:min-row-height="0.1215in" fo:keep-together="always"/>
    </style:style>
    <style:style style:name="Table10.A1" style:family="table-cell">
      <style:table-cell-properties fo:background-color="#145192" style:border-line-width="0.0069in 0.0069in 0.0069in" fo:padding-left="0.0847in" fo:padding-right="0.075in" fo:padding-top="0in" fo:padding-bottom="0in" fo:border="1.5pt double #145192">
        <style:background-image/>
      </style:table-cell-properties>
    </style:style>
    <style:style style:name="Table10.2" style:family="table-row">
      <style:table-row-properties style:min-row-height="0.2528in" fo:keep-together="always"/>
    </style:style>
    <style:style style:name="Table10.A2"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2"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3"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3"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4"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4"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5"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5"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6"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6"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7"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7"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8"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8"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9"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9"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10" style:family="table-cell">
      <style:table-cell-properties style:border-line-width-left="0.0069in 0.0069in 0.0069in" fo:padding-left="0.0847in" fo:padding-right="0.075in" fo:padding-top="0in" fo:padding-bottom="0in" fo:border-left="1.5pt double #145192" fo:border-right="0.75pt solid #145192" fo:border-top="0.75pt solid #145192" fo:border-bottom="0.75pt solid #145192"/>
    </style:style>
    <style:style style:name="Table10.B10" style:family="table-cell">
      <style:table-cell-properties style:border-line-width-right="0.0069in 0.0069in 0.0069in" fo:padding-left="0.0847in" fo:padding-right="0.075in" fo:padding-top="0in" fo:padding-bottom="0in" fo:border-left="0.75pt solid #145192" fo:border-right="1.5pt double #145192" fo:border-top="0.75pt solid #145192" fo:border-bottom="0.75pt solid #145192"/>
    </style:style>
    <style:style style:name="Table10.A11" style:family="table-cell">
      <style:table-cell-properties style:border-line-width-left="0.0069in 0.0069in 0.0069in" style:border-line-width-bottom="0.0069in 0.0069in 0.0069in" fo:padding-left="0.0847in" fo:padding-right="0.075in" fo:padding-top="0in" fo:padding-bottom="0in" fo:border-left="1.5pt double #145192" fo:border-right="0.75pt solid #145192" fo:border-top="0.75pt solid #145192" fo:border-bottom="1.5pt double #145192"/>
    </style:style>
    <style:style style:name="Table10.B11" style:family="table-cell">
      <style:table-cell-properties style:border-line-width-right="0.0069in 0.0069in 0.0069in" style:border-line-width-bottom="0.0069in 0.0069in 0.0069in" fo:padding-left="0.0847in" fo:padding-right="0.075in" fo:padding-top="0in" fo:padding-bottom="0in" fo:border-left="0.75pt solid #145192" fo:border-right="1.5pt double #145192" fo:border-top="0.75pt solid #145192" fo:border-bottom="1.5pt double #145192"/>
    </style:style>
    <style:style style:name="P1" style:family="paragraph" style:parent-style-name="Standard">
      <style:text-properties officeooo:rsid="000f00ca" officeooo:paragraph-rsid="000f00ca"/>
    </style:style>
    <style:style style:name="P2" style:family="paragraph" style:parent-style-name="Standard">
      <style:text-properties officeooo:rsid="000f00ca" officeooo:paragraph-rsid="000f00ca"/>
    </style:style>
    <style:style style:name="P3" style:family="paragraph" style:parent-style-name="Standard">
      <style:text-properties officeooo:rsid="000fcc13" officeooo:paragraph-rsid="000fcc13"/>
    </style:style>
    <style:style style:name="P4" style:family="paragraph" style:parent-style-name="Standard">
      <style:text-properties officeooo:paragraph-rsid="000fcc13"/>
    </style:style>
    <style:style style:name="P5" style:family="paragraph" style:parent-style-name="Standard">
      <style:paragraph-properties fo:margin-left="0.5in" fo:margin-right="0in" fo:text-indent="0in" style:auto-text-indent="false"/>
      <style:text-properties officeooo:rsid="000f00ca" officeooo:paragraph-rsid="000fcc13"/>
    </style:style>
    <style:style style:name="P6" style:family="paragraph" style:parent-style-name="Standard">
      <style:paragraph-properties fo:margin-left="0.5in" fo:margin-right="0in" fo:margin-top="0in" fo:margin-bottom="0.1665in" loext:contextual-spacing="false" fo:text-indent="0in" style:auto-text-indent="false"/>
      <style:text-properties officeooo:rsid="000f00ca" officeooo:paragraph-rsid="000fcc13"/>
    </style:style>
    <style:style style:name="P7" style:family="paragraph" style:parent-style-name="Standard">
      <style:paragraph-properties fo:margin-top="0in" fo:margin-bottom="0in" loext:contextual-spacing="false"/>
      <style:text-properties officeooo:paragraph-rsid="000fcc13"/>
    </style:style>
    <style:style style:name="P8" style:family="paragraph" style:parent-style-name="List_20_Paragraph" style:list-style-name="WWNum26">
      <style:text-properties officeooo:paragraph-rsid="000fcc13"/>
    </style:style>
    <style:style style:name="P9" style:family="paragraph" style:parent-style-name="List_20_Paragraph" style:list-style-name="WWNum26">
      <style:paragraph-properties fo:margin-top="0in" fo:margin-bottom="0in" loext:contextual-spacing="false"/>
      <style:text-properties officeooo:paragraph-rsid="000fcc13"/>
    </style:style>
    <style:style style:name="T1" style:family="text">
      <style:text-properties fo:color="#ffffff"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duation rates downloaded from: <text:a xlink:type="simple" xlink:href="https://www2.ed.gov/about/inits/ed/edfacts/data-files/index.html#acgr" text:style-name="Internet_20_link" text:visited-style-name="Visited_20_Internet_20_Link">https://www2.ed.gov/about/inits/ed/edfacts/data-files/index.html#acgr</text:a></text:p>
      <text:p text:style-name="P1"/>
      <text:p text:style-name="P1">on 8/28/18</text:p>
      <text:p text:style-name="P1"/>
      <text:p text:style-name="P3">Data information:</text:p>
      <text:p text:style-name="P1"/>
      <text:p text:style-name="P5">Because it is often easy to identify specific individuals when data are presented for very small numbers of students, the graduation rate has been suppressed for all subgroups for which there are 1-5 students in the cohort. These suppressions are identified by ‘PS’.</text:p>
      <text:p text:style-name="P5"/>
      <text:p text:style-name="P5">To further protect the privacy of students, and to prevent any data suppressed in Step One from being recalculated by subtracting other reported groups data from the “All Students” group, the Department has reported the graduation rates for all medium-sized groups as a range (e.g., &lt;20% or 70-74%).</text:p>
      <text:p text:style-name="P5"/>
      <text:list xml:id="list2680676824" text:style-name="WWNum26">
        <text:list-item>
          <text:p text:style-name="P9">Greater than or equal to <text:s/>= <text:s/>≥ <text:s/>= <text:s/>GE</text:p>
        </text:list-item>
        <text:list-item>
          <text:p text:style-name="P9">Less than or equal to = <text:s/>≤ <text:s/>= <text:s/>LE </text:p>
        </text:list-item>
        <text:list-item>
          <text:p text:style-name="P9">Greater than <text:s/>= <text:s/>&gt; <text:s/>= <text:s/>GT</text:p>
        </text:list-item>
        <text:list-item>
          <text:p text:style-name="P9">Less than <text:s/>= <text:s/>&lt; <text:s/>= <text:s/>LT</text:p>
        </text:list-item>
        <text:list-item>
          <text:p text:style-name="P8">Data suppressed to protect student privacy = PS</text:p>
        </text:list-item>
      </text:list>
      <text:p text:style-name="P5">For example, if a graduation rate in the data file that shows “GE50” means that the rate for that particular subgroup is “greater than or equal to 50%.</text:p>
      <text:p text:style-name="P5"/>
      <text:p text:style-name="P6">the number of students who graduate in four years with a regular high school diploma divided by the number of students who form the adjusted cohort for the graduating class.” From the beginning of 9th grade (or the earliest high school grade), students who are entering that grade for the first time form a cohort that is “adjusted” by adding any students who subsequently transfer into the cohort and subtracting any students who subsequently transfer out, emigrate to another country, or die.</text:p>
      <text:p text:style-name="P6"/>
      <text:p text:style-name="P6"/>
      <table:table table:name="Table10" table:style-name="Table10">
        <table:table-column table:style-name="Table10.A"/>
        <table:table-column table:style-name="Table10.B"/>
        <table:table-header-rows>
          <table:table-row table:style-name="Table10.1">
            <table:table-cell table:style-name="Table10.A1" office:value-type="string">
              <text:p text:style-name="P4"><text:span text:style-name="T1">Abbreviation</text:span></text:p>
            </table:table-cell>
            <table:table-cell table:style-name="Table10.A1" office:value-type="string">
              <text:p text:style-name="P4"><text:span text:style-name="T1">Meaning</text:span></text:p>
            </table:table-cell>
          </table:table-row>
        </table:table-header-rows>
        <table:table-row table:style-name="Table10.2">
          <table:table-cell table:style-name="Table10.A2" office:value-type="string">
            <text:p text:style-name="P7">ALL</text:p>
          </table:table-cell>
          <table:table-cell table:style-name="Table10.B2" office:value-type="string">
            <text:p text:style-name="P7">All students in the school</text:p>
          </table:table-cell>
        </table:table-row>
        <table:table-row table:style-name="Table10.2">
          <table:table-cell table:style-name="Table10.A3" office:value-type="string">
            <text:p text:style-name="P7">MAM</text:p>
          </table:table-cell>
          <table:table-cell table:style-name="Table10.B3" office:value-type="string">
            <text:p text:style-name="P7">American Indian/Alaska Native students</text:p>
          </table:table-cell>
        </table:table-row>
        <table:table-row table:style-name="Table10.2">
          <table:table-cell table:style-name="Table10.A4" office:value-type="string">
            <text:p text:style-name="P7">MAS</text:p>
          </table:table-cell>
          <table:table-cell table:style-name="Table10.B4" office:value-type="string">
            <text:p text:style-name="P7">Asian/Pacific Islander students</text:p>
          </table:table-cell>
        </table:table-row>
        <table:table-row table:style-name="Table10.2">
          <table:table-cell table:style-name="Table10.A5" office:value-type="string">
            <text:p text:style-name="P7">MHI</text:p>
          </table:table-cell>
          <table:table-cell table:style-name="Table10.B5" office:value-type="string">
            <text:p text:style-name="P7">Hispanic/Latino students</text:p>
          </table:table-cell>
        </table:table-row>
        <table:table-row table:style-name="Table10.2">
          <table:table-cell table:style-name="Table10.A6" office:value-type="string">
            <text:p text:style-name="P7">MBL</text:p>
          </table:table-cell>
          <table:table-cell table:style-name="Table10.B6" office:value-type="string">
            <text:p text:style-name="P7">Black students</text:p>
          </table:table-cell>
        </table:table-row>
        <table:table-row table:style-name="Table10.2">
          <table:table-cell table:style-name="Table10.A7" office:value-type="string">
            <text:p text:style-name="P7">MWH</text:p>
          </table:table-cell>
          <table:table-cell table:style-name="Table10.B7" office:value-type="string">
            <text:p text:style-name="P7">White students</text:p>
          </table:table-cell>
        </table:table-row>
        <table:table-row table:style-name="Table10.2">
          <table:table-cell table:style-name="Table10.A8" office:value-type="string">
            <text:p text:style-name="P7">MTR</text:p>
          </table:table-cell>
          <table:table-cell table:style-name="Table10.B8" office:value-type="string">
            <text:p text:style-name="P7">Two or More Races/Multiracial Students</text:p>
          </table:table-cell>
        </table:table-row>
        <table:table-row table:style-name="Table10.2">
          <table:table-cell table:style-name="Table10.A9" office:value-type="string">
            <text:p text:style-name="P7">CWD</text:p>
          </table:table-cell>
          <table:table-cell table:style-name="Table10.B9" office:value-type="string">
            <text:p text:style-name="P7">Children with disabilities (IDEA)</text:p>
          </table:table-cell>
        </table:table-row>
        <table:table-row table:style-name="Table10.2">
          <table:table-cell table:style-name="Table10.A10" office:value-type="string">
            <text:p text:style-name="P7">ECD</text:p>
          </table:table-cell>
          <table:table-cell table:style-name="Table10.B10" office:value-type="string">
            <text:p text:style-name="P7">Economically disadvantaged students</text:p>
          </table:table-cell>
        </table:table-row>
        <table:table-row table:style-name="Table10.2">
          <table:table-cell table:style-name="Table10.A11" office:value-type="string">
            <text:p text:style-name="P7">LEP</text:p>
          </table:table-cell>
          <table:table-cell table:style-name="Table10.B11" office:value-type="string">
            <text:p text:style-name="P7">Limited English proficient students</text:p>
          </table:table-cell>
        </table:table-row>
      </table:table>
      <text:p text:style-name="P4"/>
      <text:p text:style-name="P4"/>
      <text:p text:style-name="P3"/>
      <text:p text:style-name="P3"><text:soft-page-break/>Cohort = total number of students in that group</text:p>
      <text:p text:style-name="P3">Rate = rate of graduation for that grou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0:52:54.956621071</meta:creation-date>
    <dc:date>2018-08-28T11:01:23.372021524</dc:date>
    <meta:editing-duration>PT6M2S</meta:editing-duration>
    <meta:editing-cycles>2</meta:editing-cycles>
    <meta:generator>LibreOffice/6.0.3.2$Linux_X86_64 LibreOffice_project/00m0$Build-2</meta:generator>
    <meta:document-statistic meta:table-count="1" meta:image-count="0" meta:object-count="0" meta:page-count="2" meta:paragraph-count="36" meta:word-count="316" meta:character-count="1934" meta:non-whitespace-character-count="1643"/>
  </office:meta>
</office:document-meta>
</file>